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objectwithoutfill">
      <style:graphic-properties draw:marker-end="Arrow_20_concave" draw:marker-end-width="0.15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objectwithoutfill">
      <style:graphic-properties svg:stroke-width="0.051cm" svg:stroke-color="#8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start="Arrow_20_concave" draw:marker-start-width="0.102cm" draw:marker-end="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102cm" draw:marker-end="Arrow" draw:marker-end-width="0.102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93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0pt" style:font-size-asian="18pt" style:font-weight-asian="normal" style:font-size-complex="18pt"/>
    </style:style>
    <style:style style:name="P4" style:family="paragraph">
      <style:text-properties fo:font-size="14pt" style:font-size-asian="18pt" style:font-weight-asian="normal" style:font-size-complex="18pt"/>
    </style:style>
    <style:style style:name="T1" style:family="text">
      <style:text-properties style:text-position="sub 58%" style:font-weight-asian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b 58%" fo:font-size="16pt" style:font-size-asian="16pt" style:font-weight-asian="normal" style:font-size-complex="16pt"/>
    </style:style>
    <style:style style:name="T4" style:family="text">
      <style:text-properties fo:font-size="10pt" style:font-size-asian="18pt" style:font-weight-asian="normal" style:font-size-complex="18pt"/>
    </style:style>
    <style:style style:name="T5" style:family="text">
      <style:text-properties fo:font-size="14pt" style:font-size-asian="18pt" style:font-weight-asian="normal" style:font-size-complex="18pt"/>
    </style:style>
    <style:style style:name="T6" style:family="text">
      <style:text-properties style:text-position="0% 100%" fo:font-size="14pt" style:font-size-asian="18pt" style:font-weight-asian="normal" style:font-size-complex="18pt"/>
    </style:style>
    <style:style style:name="T7" style:family="text">
      <style:text-properties style:text-position="sub 58%" fo:font-size="14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45cm" svg:y1="2.267cm" svg:x2="10.873cm" svg:y2="2.267cm">
          <text:p/>
        </draw:line>
        <draw:line draw:style-name="gr1" draw:text-style-name="P1" draw:layer="layout" svg:x1="2.744cm" svg:y1="4.666cm" svg:x2="10.872cm" svg:y2="4.666cm">
          <text:p/>
        </draw:line>
        <draw:frame draw:style-name="gr2" draw:text-style-name="P2" draw:layer="layout" svg:width="1.27cm" svg:height="1.064cm" svg:x="7.988cm" svg:y="1.1cm">
          <draw:text-box>
            <text:p text:style-name="P2">T<text:span text:style-name="T1">1</text:span></text:p>
          </draw:text-box>
        </draw:frame>
        <draw:frame draw:style-name="gr2" draw:layer="layout" svg:width="1.27cm" svg:height="1.064cm" svg:x="9.766cm" svg:y="4.755cm">
          <draw:text-box>
            <text:p><text:span text:style-name="T2">T</text:span><text:span text:style-name="T3">2</text:span></text:p>
          </draw:text-box>
        </draw:frame>
        <draw:g>
          <draw:line draw:style-name="gr3" draw:text-style-name="P1" draw:layer="layout" svg:x1="1.529cm" svg:y1="4.69cm" svg:x2="1.529cm" svg:y2="3.674cm">
            <text:p/>
          </draw:line>
          <draw:line draw:style-name="gr3" draw:text-style-name="P1" draw:layer="layout" svg:x1="1.529cm" svg:y1="4.69cm" svg:x2="2.545cm" svg:y2="4.69cm">
            <text:p/>
          </draw:line>
          <draw:frame draw:style-name="gr4" draw:text-style-name="P3" draw:layer="layout" svg:width="0.635cm" svg:height="0.758cm" svg:x="0.986cm" svg:y="3.352cm">
            <draw:text-box>
              <text:p><text:span text:style-name="T4">y</text:span></text:p>
            </draw:text-box>
          </draw:frame>
          <draw:frame draw:style-name="gr4" draw:text-style-name="P3" draw:layer="layout" svg:width="0.635cm" svg:height="0.758cm" svg:x="2.287cm" svg:y="4.552cm">
            <draw:text-box>
              <text:p><text:span text:style-name="T4">X</text:span></text:p>
            </draw:text-box>
          </draw:frame>
        </draw:g>
        <draw:connector draw:style-name="gr5" draw:text-style-name="P1" draw:layer="layout" draw:type="curve" svg:x1="8.531cm" svg:y1="2.331cm" svg:x2="10.434cm" svg:y2="4.591cm" svg:d="m8531 2331c0 1695 1903 565 1903 2260">
          <text:p/>
        </draw:connector>
        <draw:path draw:style-name="gr6" draw:text-style-name="P1" draw:layer="layout" svg:width="10.518cm" svg:height="2.247cm" draw:transform="skewX (1.35193203859481) rotate (-0.18186330805781) translate (4.24815470719695cm 2.33099958433964cm)" svg:viewBox="0 0 10519 2248" svg:d="m0 0c6321-3 10519 2248 10519 2248">
          <text:p/>
        </draw:path>
        <draw:line draw:style-name="gr7" draw:text-style-name="P1" draw:layer="layout" svg:x1="4.234cm" svg:y1="2.318cm" svg:x2="4.234cm" svg:y2="4.604cm">
          <text:p/>
        </draw:line>
        <draw:line draw:style-name="gr8" draw:text-style-name="P1" draw:layer="layout" svg:x1="7.013cm" svg:y1="3.407cm" svg:x2="4.251cm" svg:y2="3.407cm">
          <text:p/>
        </draw:line>
        <draw:line draw:style-name="gr8" draw:text-style-name="P1" draw:layer="layout" svg:x1="6.673cm" svg:y1="3.032cm" svg:x2="4.251cm" svg:y2="3.032cm">
          <text:p/>
        </draw:line>
        <draw:line draw:style-name="gr8" draw:text-style-name="P1" draw:layer="layout" svg:x1="5.653cm" svg:y1="2.657cm" svg:x2="4.251cm" svg:y2="2.657cm">
          <text:p/>
        </draw:line>
        <draw:line draw:style-name="gr8" draw:text-style-name="P1" draw:layer="layout" svg:x1="6.673cm" svg:y1="3.825cm" svg:x2="4.251cm" svg:y2="3.825cm">
          <text:p/>
        </draw:line>
        <draw:line draw:style-name="gr8" draw:text-style-name="P1" draw:layer="layout" svg:x1="5.653cm" svg:y1="4.243cm" svg:x2="4.251cm" svg:y2="4.243cm">
          <text:p/>
        </draw:line>
        <draw:frame draw:style-name="gr2" draw:text-style-name="P4" draw:layer="layout" svg:width="1.778cm" svg:height="0.885cm" svg:x="8.785cm" svg:y="2.57cm">
          <draw:text-box>
            <text:p><text:span text:style-name="T5">T(y)</text:span></text:p>
          </draw:text-box>
        </draw:frame>
        <draw:frame draw:style-name="gr2" draw:text-style-name="P4" draw:layer="layout" svg:width="1.778cm" svg:height="0.968cm" svg:x="6.579cm" svg:y="3.681cm">
          <draw:text-box>
            <text:p><text:span text:style-name="T6">U</text:span><text:span text:style-name="T7">x</text:span><text:span text:style-name="T5">(y)</text:span></text:p>
          </draw:text-box>
        </draw:frame>
        <draw:line draw:style-name="gr9" draw:text-style-name="P1" draw:layer="layout" svg:x1="11.273cm" svg:y1="2.315cm" svg:x2="11.273cm" svg:y2="4.601cm">
          <text:p/>
        </draw:line>
        <draw:frame draw:style-name="gr10" draw:text-style-name="P2" draw:layer="layout" svg:width="1.338cm" svg:height="0.943cm" svg:x="11.262cm" svg:y="3.045cm">
          <draw:text-box>
            <text:p text:style-name="P2"><text:span text:style-name="T2">2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716cm" fo:page-height="6.9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5T17:10:35</meta:creation-date>
    <dc:date>2013-09-09T12:59:00</dc:date>
    <meta:editing-duration>P0D</meta:editing-duration>
    <meta:editing-cycles>4</meta:editing-cycles>
    <meta:generator>LibreOffice/3.5$Linux_x86 LibreOffice_project/350m1$Build-2</meta:generator>
    <meta:document-statistic meta:object-count="21"/>
  </office:meta>
</office:document-meta>
</file>